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Consolas" svg:font-family="Consolas" style:font-family-generic="modern" style:font-pitch="fixed" svg:panose-1="2 11 6 9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Fuentedepárrafopredeter." style:family="text">
      <style:text-properties fo:font-weight="bold" style:font-weight-asian="bold" style:font-weight-complex="bold"/>
    </style:style>
    <style:style style:name="T3" style:parent-style-name="Fuentedepárrafopredeter." style:family="text">
      <style:text-properties fo:font-weight="bold" style:font-weight-asian="bold" style:font-weight-complex="bold"/>
    </style:style>
    <style:style style:name="T4" style:parent-style-name="Fuentedepárrafopredeter." style:family="text">
      <style:text-properties fo:font-weight="bold" style:font-weight-asian="bold" style:font-weight-complex="bold"/>
    </style:style>
    <style:style style:name="T5" style:parent-style-name="Fuentedepárrafopredeter." style:family="text">
      <style:text-properties fo:font-weight="bold" style:font-weight-asian="bold" style:font-weight-complex="bold"/>
    </style:style>
    <style:style style:name="T6" style:parent-style-name="Fuentedepárrafopredeter." style:family="text">
      <style:text-properties fo:font-weight="bold" style:font-weight-asian="bold" style:font-weight-complex="bold"/>
    </style:style>
    <style:style style:name="T7" style:parent-style-name="Fuentedepárrafopredeter." style:family="text">
      <style:text-properties fo:font-weight="bold" style:font-weight-asian="bold" style:font-weight-complex="bold"/>
    </style:style>
    <style:style style:name="T8" style:parent-style-name="Fuentedepárrafopredeter." style:family="text">
      <style:text-properties fo:font-weight="bold" style:font-weight-asian="bold" style:font-weight-complex="bold"/>
    </style:style>
    <style:style style:name="T9" style:parent-style-name="Fuentedepárrafopredeter." style:family="text">
      <style:text-properties fo:font-weight="bold" style:font-weight-asian="bold" style:font-weight-complex="bold"/>
    </style:style>
    <style:style style:name="T10" style:parent-style-name="Fuentedepárrafopredeter." style:family="text">
      <style:text-properties fo:font-weight="bold" style:font-weight-asian="bold" style:font-weight-complex="bold"/>
    </style:style>
    <style:style style:name="P11" style:parent-style-name="Standard" style:family="paragraph">
      <style:paragraph-properties fo:text-align="center"/>
    </style:style>
    <style:style style:name="T12" style:parent-style-name="Fuentedepárrafopredeter." style:family="text">
      <style:text-properties fo:font-weight="bold" style:font-weight-asian="bold" style:font-weight-complex="bold"/>
    </style:style>
    <style:style style:name="T13" style:parent-style-name="Fuentedepárrafopredeter." style:family="text">
      <style:text-properties fo:font-weight="bold" style:font-weight-asian="bold" style:font-weight-complex="bold"/>
    </style:style>
    <style:style style:name="T14" style:parent-style-name="Fuentedepárrafopredeter." style:family="text">
      <style:text-properties fo:font-weight="bold" style:font-weight-asian="bold" style:font-weight-complex="bold"/>
    </style:style>
    <style:style style:name="T15" style:parent-style-name="Fuentedepárrafopredeter." style:family="text">
      <style:text-properties fo:font-weight="bold" style:font-weight-asian="bold" style:font-weight-complex="bold"/>
    </style:style>
    <style:style style:name="P16" style:parent-style-name="Standard" style:family="paragraph">
      <style:text-properties fo:font-weight="bold" style:font-weight-asian="bold" style:font-weight-complex="bold"/>
    </style:style>
    <style:style style:name="T17" style:parent-style-name="Fuentedepárrafopredeter." style:family="text">
      <style:text-properties fo:font-weight="bold" style:font-weight-asian="bold" style:font-weight-complex="bold"/>
    </style:style>
    <style:style style:name="T18" style:parent-style-name="Fuentedepárrafopredeter." style:family="text">
      <style:text-properties fo:font-weight="bold" style:font-weight-asian="bold" style:font-weight-complex="bold"/>
    </style:style>
    <style:style style:name="P19" style:parent-style-name="Standard" style:family="paragraph">
      <style:text-properties fo:font-weight="bold" style:font-weight-asian="bold" style:font-weight-complex="bold"/>
    </style:style>
    <style:style style:name="T20" style:parent-style-name="Fuentedepárrafopredeter." style:family="text">
      <style:text-properties fo:font-weight="bold" style:font-weight-asian="bold" style:font-weight-complex="bold"/>
    </style:style>
    <style:style style:name="P21" style:parent-style-name="Standard" style:family="paragraph">
      <style:text-properties fo:color="#CCCCCC" fo:background-color="#1F1F1F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weight="bold" style:font-weight-asian="bold" style:font-weight-complex="bold"/>
    </style:style>
    <style:style style:name="P24" style:parent-style-name="Standard" style:list-style-name="LFO1" style:family="paragraph">
      <style:text-properties fo:font-weight="bold" style:font-weight-asian="bold" style:font-weight-complex="bold"/>
    </style:style>
    <style:style style:name="P25" style:parent-style-name="Standard" style:list-style-name="LFO1" style:family="paragraph">
      <style:text-properties fo:font-weight="bold" style:font-weight-asian="bold" style:font-weight-complex="bold"/>
    </style:style>
    <style:style style:name="P26" style:parent-style-name="Standard" style:family="paragraph">
      <style:text-properties fo:font-weight="bold" style:font-weight-asian="bold" style:font-weight-complex="bold"/>
    </style:style>
    <style:style style:name="T27" style:parent-style-name="Fuentedepárrafopredeter." style:family="text">
      <style:text-properties fo:font-weight="bold" style:font-weight-asian="bold" style:font-weight-complex="bold"/>
    </style:style>
    <style:style style:name="P28" style:parent-style-name="Normal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9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30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31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s" style:country-asian="ES" style:language-complex="ar" style:country-complex="SA"/>
    </style:style>
    <style:style style:name="T32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ES" style:language-complex="ar" style:country-complex="SA"/>
    </style:style>
    <style:style style:name="T33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s" style:country-asian="ES" style:language-complex="ar" style:country-complex="SA"/>
    </style:style>
    <style:style style:name="T34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35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s" style:country-asian="ES" style:language-complex="ar" style:country-complex="SA"/>
    </style:style>
    <style:style style:name="T36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ES" style:language-complex="ar" style:country-complex="SA"/>
    </style:style>
    <style:style style:name="T37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s" style:country-asian="ES" style:language-complex="ar" style:country-complex="SA"/>
    </style:style>
    <style:style style:name="T38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39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40" style:parent-style-name="Normal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1" style:parent-style-name="Fuentedepárrafopredeter.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s" style:country-asian="ES" style:language-complex="ar" style:country-complex="SA"/>
    </style:style>
    <style:style style:name="T42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s" style:country-asian="ES" style:language-complex="ar" style:country-complex="SA"/>
    </style:style>
    <style:style style:name="T43" style:parent-style-name="Fuentedepárrafopredeter.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s" style:country-asian="ES" style:language-complex="ar" style:country-complex="SA"/>
    </style:style>
    <style:style style:name="T44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s" style:country-asian="ES" style:language-complex="ar" style:country-complex="SA"/>
    </style:style>
    <style:style style:name="T45" style:parent-style-name="Fuentedepárrafopredeter.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s" style:country-asian="ES" style:language-complex="ar" style:country-complex="SA"/>
    </style:style>
    <style:style style:name="T46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s" style:country-asian="ES" style:language-complex="ar" style:country-complex="SA"/>
    </style:style>
    <style:style style:name="T47" style:parent-style-name="Fuentedepárrafopredeter.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s" style:country-asian="ES" style:language-complex="ar" style:country-complex="SA"/>
    </style:style>
    <style:style style:name="T48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s" style:country-asian="ES" style:language-complex="ar" style:country-complex="SA"/>
    </style:style>
    <style:style style:name="T49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ES" style:language-complex="ar" style:country-complex="SA"/>
    </style:style>
    <style:style style:name="P50" style:parent-style-name="Normal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s" style:country-asian="ES" style:language-complex="ar" style:country-complex="SA" fo:hyphenate="true"/>
    </style:style>
    <style:style style:name="P51" style:parent-style-name="Normal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2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53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s" style:country-asian="ES" style:language-complex="ar" style:country-complex="SA"/>
    </style:style>
    <style:style style:name="T54" style:parent-style-name="Fuentedepárrafopredeter.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s" style:country-asian="ES" style:language-complex="ar" style:country-complex="SA"/>
    </style:style>
    <style:style style:name="T55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s" style:country-asian="ES" style:language-complex="ar" style:country-complex="SA"/>
    </style:style>
    <style:style style:name="T56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ES" style:language-complex="ar" style:country-complex="SA"/>
    </style:style>
    <style:style style:name="T57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s" style:country-asian="ES" style:language-complex="ar" style:country-complex="SA"/>
    </style:style>
    <style:style style:name="T58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ES" style:language-complex="ar" style:country-complex="SA"/>
    </style:style>
    <style:style style:name="T59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s" style:country-asian="ES" style:language-complex="ar" style:country-complex="SA"/>
    </style:style>
    <style:style style:name="P60" style:parent-style-name="Normal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61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s" style:country-asian="ES" style:language-complex="ar" style:country-complex="SA"/>
    </style:style>
    <style:style style:name="T62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ES" style:language-complex="ar" style:country-complex="SA"/>
    </style:style>
    <style:style style:name="T63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s" style:country-asian="ES" style:language-complex="ar" style:country-complex="SA"/>
    </style:style>
    <style:style style:name="T64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65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s" style:country-asian="ES" style:language-complex="ar" style:country-complex="SA"/>
    </style:style>
    <style:style style:name="T66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ES" style:language-complex="ar" style:country-complex="SA"/>
    </style:style>
    <style:style style:name="T67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s" style:country-asian="ES" style:language-complex="ar" style:country-complex="SA"/>
    </style:style>
    <style:style style:name="T68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ES" style:language-complex="ar" style:country-complex="SA"/>
    </style:style>
    <style:style style:name="T69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s" style:country-asian="ES" style:language-complex="ar" style:country-complex="SA"/>
    </style:style>
    <style:style style:name="T70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ES" style:language-complex="ar" style:country-complex="SA"/>
    </style:style>
    <style:style style:name="T71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72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73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s" style:country-asian="ES" style:language-complex="ar" style:country-complex="SA"/>
    </style:style>
    <style:style style:name="P74" style:parent-style-name="Normal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75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s" style:country-asian="ES" style:language-complex="ar" style:country-complex="SA"/>
    </style:style>
    <style:style style:name="T76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ES" style:language-complex="ar" style:country-complex="SA"/>
    </style:style>
    <style:style style:name="T77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s" style:country-asian="ES" style:language-complex="ar" style:country-complex="SA"/>
    </style:style>
    <style:style style:name="T78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79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s" style:country-asian="ES" style:language-complex="ar" style:country-complex="SA"/>
    </style:style>
    <style:style style:name="T80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ES" style:language-complex="ar" style:country-complex="SA"/>
    </style:style>
    <style:style style:name="T81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s" style:country-asian="ES" style:language-complex="ar" style:country-complex="SA"/>
    </style:style>
    <style:style style:name="T82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ES" style:language-complex="ar" style:country-complex="SA"/>
    </style:style>
    <style:style style:name="T83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s" style:country-asian="ES" style:language-complex="ar" style:country-complex="SA"/>
    </style:style>
    <style:style style:name="T84" style:parent-style-name="Fuentedepárrafopredeter.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s" style:country-asian="ES" style:language-complex="ar" style:country-complex="SA"/>
    </style:style>
    <style:style style:name="T85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s" style:country-asian="ES" style:language-complex="ar" style:country-complex="SA"/>
    </style:style>
    <style:style style:name="P86" style:parent-style-name="Normal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87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s" style:country-asian="ES" style:language-complex="ar" style:country-complex="SA"/>
    </style:style>
    <style:style style:name="T88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ES" style:language-complex="ar" style:country-complex="SA"/>
    </style:style>
    <style:style style:name="T89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s" style:country-asian="ES" style:language-complex="ar" style:country-complex="SA"/>
    </style:style>
    <style:style style:name="T90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91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s" style:country-asian="ES" style:language-complex="ar" style:country-complex="SA"/>
    </style:style>
    <style:style style:name="T92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ES" style:language-complex="ar" style:country-complex="SA"/>
    </style:style>
    <style:style style:name="T93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s" style:country-asian="ES" style:language-complex="ar" style:country-complex="SA"/>
    </style:style>
    <style:style style:name="T94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ES" style:language-complex="ar" style:country-complex="SA"/>
    </style:style>
    <style:style style:name="T95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s" style:country-asian="ES" style:language-complex="ar" style:country-complex="SA"/>
    </style:style>
    <style:style style:name="T96" style:parent-style-name="Fuentedepárrafopredeter.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s" style:country-asian="ES" style:language-complex="ar" style:country-complex="SA"/>
    </style:style>
    <style:style style:name="T97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s" style:country-asian="ES" style:language-complex="ar" style:country-complex="SA"/>
    </style:style>
    <style:style style:name="P98" style:parent-style-name="Normal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99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s" style:country-asian="ES" style:language-complex="ar" style:country-complex="SA"/>
    </style:style>
    <style:style style:name="T100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ES" style:language-complex="ar" style:country-complex="SA"/>
    </style:style>
    <style:style style:name="T101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s" style:country-asian="ES" style:language-complex="ar" style:country-complex="SA"/>
    </style:style>
    <style:style style:name="T102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103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s" style:country-asian="ES" style:language-complex="ar" style:country-complex="SA"/>
    </style:style>
    <style:style style:name="T104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ES" style:language-complex="ar" style:country-complex="SA"/>
    </style:style>
    <style:style style:name="T105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s" style:country-asian="ES" style:language-complex="ar" style:country-complex="SA"/>
    </style:style>
    <style:style style:name="T106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ES" style:language-complex="ar" style:country-complex="SA"/>
    </style:style>
    <style:style style:name="T107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s" style:country-asian="ES" style:language-complex="ar" style:country-complex="SA"/>
    </style:style>
    <style:style style:name="T108" style:parent-style-name="Fuentedepárrafopredeter.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s" style:country-asian="ES" style:language-complex="ar" style:country-complex="SA"/>
    </style:style>
    <style:style style:name="T109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s" style:country-asian="ES" style:language-complex="ar" style:country-complex="SA"/>
    </style:style>
    <style:style style:name="P110" style:parent-style-name="Normal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s" style:country-asian="ES" style:language-complex="ar" style:country-complex="SA" fo:hyphenate="true"/>
    </style:style>
    <style:style style:name="P111" style:parent-style-name="Normal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12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13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s" style:country-asian="ES" style:language-complex="ar" style:country-complex="SA"/>
    </style:style>
    <style:style style:name="T114" style:parent-style-name="Fuentedepárrafopredeter.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s" style:country-asian="ES" style:language-complex="ar" style:country-complex="SA"/>
    </style:style>
    <style:style style:name="T115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s" style:country-asian="ES" style:language-complex="ar" style:country-complex="SA"/>
    </style:style>
    <style:style style:name="T116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ES" style:language-complex="ar" style:country-complex="SA"/>
    </style:style>
    <style:style style:name="T117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s" style:country-asian="ES" style:language-complex="ar" style:country-complex="SA"/>
    </style:style>
    <style:style style:name="T118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ES" style:language-complex="ar" style:country-complex="SA"/>
    </style:style>
    <style:style style:name="T119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s" style:country-asian="ES" style:language-complex="ar" style:country-complex="SA"/>
    </style:style>
    <style:style style:name="T120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ES" style:language-complex="ar" style:country-complex="SA"/>
    </style:style>
    <style:style style:name="T121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s" style:country-asian="ES" style:language-complex="ar" style:country-complex="SA"/>
    </style:style>
    <style:style style:name="T122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ES" style:language-complex="ar" style:country-complex="SA"/>
    </style:style>
    <style:style style:name="T123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s" style:country-asian="ES" style:language-complex="ar" style:country-complex="SA"/>
    </style:style>
    <style:style style:name="P124" style:parent-style-name="Normal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25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s" style:country-asian="ES" style:language-complex="ar" style:country-complex="SA"/>
    </style:style>
    <style:style style:name="T126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ES" style:language-complex="ar" style:country-complex="SA"/>
    </style:style>
    <style:style style:name="T127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s" style:country-asian="ES" style:language-complex="ar" style:country-complex="SA"/>
    </style:style>
    <style:style style:name="T128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129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ES" style:language-complex="ar" style:country-complex="SA"/>
    </style:style>
    <style:style style:name="P130" style:parent-style-name="Normal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31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s" style:country-asian="ES" style:language-complex="ar" style:country-complex="SA"/>
    </style:style>
    <style:style style:name="T132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ES" style:language-complex="ar" style:country-complex="SA"/>
    </style:style>
    <style:style style:name="T133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s" style:country-asian="ES" style:language-complex="ar" style:country-complex="SA"/>
    </style:style>
    <style:style style:name="T134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135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ES" style:language-complex="ar" style:country-complex="SA"/>
    </style:style>
    <style:style style:name="P136" style:parent-style-name="Normal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37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s" style:country-asian="ES" style:language-complex="ar" style:country-complex="SA"/>
    </style:style>
    <style:style style:name="T138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ES" style:language-complex="ar" style:country-complex="SA"/>
    </style:style>
    <style:style style:name="T139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s" style:country-asian="ES" style:language-complex="ar" style:country-complex="SA"/>
    </style:style>
    <style:style style:name="T140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141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s" style:country-asian="ES" style:language-complex="ar" style:country-complex="SA"/>
    </style:style>
    <style:style style:name="T142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ES" style:language-complex="ar" style:country-complex="SA"/>
    </style:style>
    <style:style style:name="P143" style:parent-style-name="Normal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44" style:parent-style-name="Fuentedepárrafopredeter.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s" style:country-asian="ES" style:language-complex="ar" style:country-complex="SA"/>
    </style:style>
    <style:style style:name="T145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s" style:country-asian="ES" style:language-complex="ar" style:country-complex="SA"/>
    </style:style>
    <style:style style:name="T146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ES" style:language-complex="ar" style:country-complex="SA"/>
    </style:style>
    <style:style style:name="T147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s" style:country-asian="ES" style:language-complex="ar" style:country-complex="SA"/>
    </style:style>
    <style:style style:name="T148" style:parent-style-name="Fuentedepárrafopredeter.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s" style:country-asian="ES" style:language-complex="ar" style:country-complex="SA"/>
    </style:style>
    <style:style style:name="T149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s" style:country-asian="ES" style:language-complex="ar" style:country-complex="SA"/>
    </style:style>
    <style:style style:name="P150" style:parent-style-name="Normal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51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s" style:country-asian="ES" style:language-complex="ar" style:country-complex="SA"/>
    </style:style>
    <style:style style:name="T152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ES" style:language-complex="ar" style:country-complex="SA"/>
    </style:style>
    <style:style style:name="T153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s" style:country-asian="ES" style:language-complex="ar" style:country-complex="SA"/>
    </style:style>
    <style:style style:name="T154" style:parent-style-name="Fuentedepárrafopredeter.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s" style:country-asian="ES" style:language-complex="ar" style:country-complex="SA"/>
    </style:style>
    <style:style style:name="T155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s" style:country-asian="ES" style:language-complex="ar" style:country-complex="SA"/>
    </style:style>
  </office:automatic-styles>
  <office:body>
    <office:text text:use-soft-page-breaks="true">
      <text:p text:style-name="P1">APUNTES FLASK</text:p>
      <text:p text:style-name="Standard"/>
      <text:p text:style-name="Standard"><text:span text:style-name="T2">pip install virtualenv</text:span><text:s/>→ Permite crear entornos virtuales aislados, para trabajar con paquetes especificos en python (Dentro de la carpeta de nuestro proyecto).</text:p>
      <text:p text:style-name="Standard"/>
      <text:p text:style-name="Standard"><text:span text:style-name="T3">py -m virtualenv venv</text:span><text:s/>→ Creación de un entorno virtual dentro de la carpeta venv</text:p>
      <text:p text:style-name="Standard"/>
      <text:p text:style-name="Standard"><text:span text:style-name="T4">.\venv\Scripts\Activate</text:span><text:s/>→ Activación de mi entorno virtual mediante powershell (en cmd bastaria con activate)</text:p>
      <text:p text:style-name="Standard"/>
      <text:p text:style-name="Standard"><text:span text:style-name="T5">F1/Python: seleccionar interprete/ 3.8.10 (venv: venv)<text:s/></text:span>→ Seleccionar el interprete de python para este entorno virtual.</text:p>
      <text:p text:style-name="Standard"/>
      <text:p text:style-name="Standard"><text:span text:style-name="T6">Pip install flask</text:span><text:s/>→ Instalar flask en nuestro proyecto</text:p>
      <text:p text:style-name="Standard"/>
      <text:p text:style-name="Standard"><text:span text:style-name="T7">py app.py →</text:span><text:s/>Desde la carpeta venv que lo contiene para ejecutarlo en el puerto 5000</text:p>
      <text:p text:style-name="Standard"/>
      <text:p text:style-name="Standard"><text:span text:style-name="T8">Creamos las carpetas routes/models/utils y templates</text:span><text:s/>para las rutas, los modelos, la conexión a la bbdd y las vistas html.</text:p>
      <text:p text:style-name="Standard"/>
      <text:p text:style-name="Standard">**El<text:s/><text:span text:style-name="T9">main sera index.py</text:span><text:s/>y ejecutará la clase app.py. Sólo movemos el main de app a index.</text:p>
      <text:p text:style-name="Standard"/>
      <text:p text:style-name="Standard"><text:span text:style-name="T10">F1 → Format document use black<text:s/></text:span>(instalar la extension black para python que dara formato)</text:p>
      <text:p text:style-name="Standard"/>
      <text:p text:style-name="P11">CREAR ENRUTADORES/PLANTILLAS</text:p>
      <text:p text:style-name="Standard"/>
      <text:p text:style-name="Standard"><text:span text:style-name="T12">navegador/menu de lineas/mas herramientas/herramientas para desarrollador/inspector</text:span><text:s/>→ Aquí podemos ver el formato de nuestro documento python y si tiene html.</text:p>
      <text:p text:style-name="Standard"/>
      <text:p text:style-name="Standard"><text:span text:style-name="T13">From flask import Blueprint, render_template →</text:span><text:s/>Estas 2 importaciones permiten tanto el uso de decoradores para trabajar con variables de entorno, como la asignación de html a las rutas</text:p>
      <text:p text:style-name="Standard"/>
      <text:p text:style-name="Standard"><text:span text:style-name="T14">contacts = Blueprint('contacts',__name__)</text:span><text:s/>→ Relacionamos la ruta a los contactos.</text:p>
      <text:p text:style-name="Standard"/>
      <text:p text:style-name="Standard"><text:span text:style-name="T15">@contacts.route('/') -&gt;</text:span>Decorador que asigna la ruta principal</text:p>
      <text:p text:style-name="P16">def home():</text:p>
      <text:p text:style-name="Standard"><text:span text:style-name="T17"><text:tab/>return render_template(“index.html”) →<text:s/></text:span><text:s/>Metodo que devuelve un html</text:p>
      <text:p text:style-name="Standard"/>
      <text:p text:style-name="Standard"><text:span text:style-name="T18">@contacts.route('/new')</text:span><text:s/>→ Decorador que asigna otra ruta</text:p>
      <text:p text:style-name="P19">def add_contact():</text:p>
      <text:p text:style-name="Standard"><text:span text:style-name="T20"><text:tab/>return “Guardando un contacto”</text:span><text:s/>→ Método que devuelve una cadena.</text:p>
      <text:p text:style-name="P21"/>
      <text:p text:style-name="P22">BASE DE DATOS</text:p>
      <text:p text:style-name="Standard"><text:line-break/><text:span text:style-name="T23">pip install Flask-SQLAlchemy →</text:span><text:s/>Instalación que permite el uso de SQL con código de Python especificamente</text:p>
      <text:p text:style-name="Standard"/>
      <text:p text:style-name="Standard">*En utils, creamos nuestro db.py en el que importamos sqlalckemy y lo iniciamos en una variable*</text:p>
      <text:p text:style-name="Standard"/>
      <text:list text:style-name="LFO1" text:continue-numbering="true">
        <text:list-item>
          <text:p text:style-name="P24">from flask_sqlalchemy import SQLAlchemy</text:p>
        </text:list-item>
        <text:list-item>
          <text:p text:style-name="P25">db = SQLAlchemy()</text:p>
        </text:list-item>
      </text:list>
      <text:p text:style-name="P26"/>
      <text:p text:style-name="Standard">En<text:s/><text:span text:style-name="T27">app.py</text:span><text:s/>tambien importamos SQLAlchemy ya que va a ser aquí donde pasemos los parámetros para la conexión a la BBDD (Recordar crearla en xampp inicialmente).</text:p>
      <text:p text:style-name="Standard"/>
      <text:p text:style-name="Standard">AGREGAR DATOS A LA BBDD</text:p>
      <text:p text:style-name="Standard"/>
      <text:p text:style-name="P28"><text:span text:style-name="T29">&lt;</text:span><text:span text:style-name="T30">form</text:span><text:span text:style-name="T31"><text:s/></text:span><text:span text:style-name="T32">action</text:span><text:span text:style-name="T33">=</text:span><text:span text:style-name="T34">"/new"</text:span><text:span text:style-name="T35"><text:s/></text:span><text:span text:style-name="T36">method</text:span><text:span text:style-name="T37">=</text:span><text:span text:style-name="T38">"POST"</text:span><text:span text:style-name="T39">&gt;</text:span></text:p>
      <text:p text:style-name="Standard">En index.html creamos un formulario con los datos que le vamos a pasar a la tabla, recordar que el id es auto numerable por lo que no es necesario pedirlo.</text:p>
      <text:p text:style-name="Standard"/>
      <text:p text:style-name="P40"><text:span text:style-name="T41">from</text:span><text:span text:style-name="T42"><text:s/></text:span><text:span text:style-name="T43">utils</text:span><text:span text:style-name="T44">.</text:span><text:span text:style-name="T45">db</text:span><text:span text:style-name="T46"><text:s/></text:span><text:span text:style-name="T47">import</text:span><text:span text:style-name="T48"><text:s/></text:span><text:span text:style-name="T49">db</text:span></text:p>
      <text:p text:style-name="P50"/>
      <text:p text:style-name="P51"><text:span text:style-name="T52">class</text:span><text:span text:style-name="T53"><text:s/></text:span><text:span text:style-name="T54">Contact</text:span><text:span text:style-name="T55">(</text:span><text:span text:style-name="T56">db</text:span><text:span text:style-name="T57">.</text:span><text:span text:style-name="T58">Model</text:span><text:span text:style-name="T59">):</text:span></text:p>
      <text:p text:style-name="P60"><text:span text:style-name="T61">   <text:s/></text:span><text:span text:style-name="T62">id</text:span><text:span text:style-name="T63"><text:s/></text:span><text:span text:style-name="T64">=</text:span><text:span text:style-name="T65"><text:s/></text:span><text:span text:style-name="T66">db</text:span><text:span text:style-name="T67">.Column(</text:span><text:span text:style-name="T68">db</text:span><text:span text:style-name="T69">.Integer,<text:s/></text:span><text:span text:style-name="T70">primary_key</text:span><text:span text:style-name="T71">=</text:span><text:span text:style-name="T72">True</text:span><text:span text:style-name="T73">)</text:span></text:p>
      <text:p text:style-name="P74"><text:span text:style-name="T75">   <text:s/></text:span><text:span text:style-name="T76">fullname</text:span><text:span text:style-name="T77"><text:s/></text:span><text:span text:style-name="T78">=</text:span><text:span text:style-name="T79"><text:s/></text:span><text:span text:style-name="T80">db</text:span><text:span text:style-name="T81">.Column(</text:span><text:span text:style-name="T82">db</text:span><text:span text:style-name="T83">.String(</text:span><text:span text:style-name="T84">100</text:span><text:span text:style-name="T85">))</text:span></text:p>
      <text:p text:style-name="P86"><text:span text:style-name="T87">   <text:s/></text:span><text:span text:style-name="T88">email</text:span><text:span text:style-name="T89"><text:s/></text:span><text:span text:style-name="T90">=</text:span><text:span text:style-name="T91"><text:s/></text:span><text:span text:style-name="T92">db</text:span><text:span text:style-name="T93">.Column(</text:span><text:span text:style-name="T94">db</text:span><text:span text:style-name="T95">.String(</text:span><text:span text:style-name="T96">100</text:span><text:span text:style-name="T97">))</text:span></text:p>
      <text:p text:style-name="P98"><text:span text:style-name="T99">   <text:s/></text:span><text:span text:style-name="T100">phone</text:span><text:span text:style-name="T101"><text:s/></text:span><text:span text:style-name="T102">=</text:span><text:span text:style-name="T103"><text:s/></text:span><text:span text:style-name="T104">db</text:span><text:span text:style-name="T105">.Column(</text:span><text:span text:style-name="T106">db</text:span><text:span text:style-name="T107">.String(</text:span><text:span text:style-name="T108">100</text:span><text:span text:style-name="T109">))</text:span></text:p>
      <text:p text:style-name="P110"/>
      <text:p text:style-name="P111"><text:span text:style-name="T112">def</text:span><text:span text:style-name="T113"><text:s/></text:span><text:span text:style-name="T114">__init__</text:span><text:span text:style-name="T115">(</text:span><text:span text:style-name="T116">self</text:span><text:span text:style-name="T117">,<text:s/></text:span><text:span text:style-name="T118">fullname</text:span><text:span text:style-name="T119">,</text:span><text:span text:style-name="T120">email</text:span><text:span text:style-name="T121">,</text:span><text:span text:style-name="T122">phone</text:span><text:span text:style-name="T123">):</text:span></text:p>
      <text:p text:style-name="P124"><text:span text:style-name="T125">   <text:s/></text:span><text:span text:style-name="T126">self</text:span><text:span text:style-name="T127">.fullname</text:span><text:span text:style-name="T128">=</text:span><text:span text:style-name="T129">fullname</text:span></text:p>
      <text:p text:style-name="P130"><text:span text:style-name="T131">   <text:s/></text:span><text:span text:style-name="T132">self</text:span><text:span text:style-name="T133">.email</text:span><text:span text:style-name="T134">=</text:span><text:span text:style-name="T135">email</text:span></text:p>
      <text:p text:style-name="P136"><text:span text:style-name="T137">   <text:s/></text:span><text:span text:style-name="T138">self</text:span><text:span text:style-name="T139">.phone<text:s/></text:span><text:span text:style-name="T140">=</text:span><text:span text:style-name="T141"><text:s/></text:span><text:span text:style-name="T142">phone</text:span></text:p>
      <text:p text:style-name="Standard"/>
      <text:p text:style-name="Standard">En la carpeta de models, creamos un nuevo archivo contact.py en el que creamos el modelo.<text:s/></text:p>
      <text:p text:style-name="Standard">Debemos importar la BBDD que tenemos creada.</text:p>
      <text:p text:style-name="Standard">La clase Contact ira cargada con la BBDD y le damos los valores indicados (del modo indicado aquí, lo que permite es crear automáticamente las columnas de la tabla de la bbdd, ya llegaremos.</text:p>
      <text:p text:style-name="Standard"/>
      <text:p text:style-name="Standard">El constructor(cargado con todos los datos y le asignamos los datos (recordemos que se trata de un formulario)..</text:p>
      <text:p text:style-name="Standard"/>
      <text:p text:style-name="P143"><text:span text:style-name="T144">with</text:span><text:span text:style-name="T145"><text:s/></text:span><text:span text:style-name="T146">app</text:span><text:span text:style-name="T147">.</text:span><text:span text:style-name="T148">app_context</text:span><text:span text:style-name="T149">():</text:span></text:p>
      <text:p text:style-name="P150"><text:span text:style-name="T151">   <text:s/></text:span><text:span text:style-name="T152">db</text:span><text:span text:style-name="T153">.</text:span><text:span text:style-name="T154">create_all</text:span><text:span text:style-name="T155">()</text:span></text:p>
      <text:p text:style-name="Standard"/>
      <text:p text:style-name="Standard">index.py debe incluir esto para la creación de un nuevo Contacto a la bbdd</text:p>
      <text:p text:style-name="Standard"/>
      <text:p text:style-name="Standard">40:20</text:p>
      <text:p text:style-name="Standard"/>
      <text:p text:style-name="Standard">https://www.youtube.com/watch?v=BP3D03CYFHA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Consolas" svg:font-family="Consolas" style:font-family-generic="modern" style:font-pitch="fixed" svg:panose-1="2 11 6 9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Fernando Herrero Rodríguez</meta:initial-creator>
    <dc:creator>Portatil 5</dc:creator>
    <meta:creation-date>2024-02-29T21:45:00Z</meta:creation-date>
    <dc:date>2024-03-01T17:32:00Z</dc:date>
    <meta:template xlink:href="Normal.dotm" xlink:type="simple"/>
    <meta:editing-cycles>11</meta:editing-cycles>
    <meta:editing-duration>PT20220S</meta:editing-duration>
    <meta:document-statistic meta:page-count="1" meta:paragraph-count="6" meta:word-count="505" meta:character-count="3279" meta:row-count="23" meta:non-whitespace-character-count="2780"/>
  </office:meta>
</office:document-meta>
</file>